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2a6099" draw:marker-start-width="0.242cm" draw:marker-end-width="0.242cm" draw:textarea-vertical-align="middle" fo:padding-top="0.139cm" fo:padding-bottom="0.139cm" fo:padding-left="0.264cm" fo:padding-right="0.264cm"/>
    </style:style>
    <style:style style:name="gr2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true" fo:min-height="0.158cm" fo:min-width="0.193cm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true" fo:min-height="0.239cm" fo:min-width="1.492cm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true" fo:min-height="0.477cm" fo:min-width="2.289cm"/>
      <style:paragraph-properties style:writing-mode="lr-tb"/>
    </style:style>
    <style:style style:name="gr5" style:family="graphic" style:parent-style-name="standard">
      <style:graphic-properties svg:stroke-width="0.028cm" svg:stroke-color="#77bc65" draw:marker-start-width="0.242cm" draw:marker-end-width="0.242cm" draw:textarea-vertical-align="middle" fo:padding-top="0.139cm" fo:padding-bottom="0.139cm" fo:padding-left="0.264cm" fo:padding-right="0.264cm"/>
    </style:style>
    <style:style style:name="gr6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true" fo:min-height="0.158cm" fo:min-width="0.119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true" fo:min-height="0.239cm" fo:min-width="1.547cm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true" fo:min-height="0.477cm" fo:min-width="2.166cm"/>
      <style:paragraph-properties style:writing-mode="lr-tb"/>
    </style:style>
    <style:style style:name="gr10" style:family="graphic" style:parent-style-name="Object_20_with_20_no_20_fill_20_and_20_no_20_line">
      <style:graphic-properties draw:stroke="solid" svg:stroke-width="0.028cm" svg:stroke-color="#2a6099" draw:marker-start-width="0.242cm" draw:marker-end-width="0.242cm" draw:textarea-vertical-align="middle" fo:padding-top="0.139cm" fo:padding-bottom="0.139cm" fo:padding-left="0.264cm" fo:padding-right="0.264cm"/>
    </style:style>
    <style:style style:name="gr11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false" fo:min-height="0.158cm" fo:min-width="0cm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true" fo:min-height="0.158cm" fo:min-width="0.146cm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true" fo:min-height="0.158cm" fo:min-width="0.154cm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true" fo:min-height="0.158cm" fo:min-width="0.345cm"/>
      <style:paragraph-properties style:writing-mode="lr-tb"/>
    </style:style>
    <style:style style:name="gr15" style:family="graphic" style:parent-style-name="Object_20_with_20_no_20_fill_20_and_20_no_20_line">
      <style:graphic-properties draw:stroke="solid" svg:stroke-width="0.028cm" svg:stroke-color="#2a6099" draw:marker-start-width="0.242cm" draw:marker-end-width="0.242cm" draw:textarea-vertical-align="middle" fo:padding-top="0.139cm" fo:padding-bottom="0.139cm" fo:padding-left="0.264cm" fo:padding-right="0.264cm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true" fo:min-height="0.239cm" fo:min-width="0.366cm"/>
      <style:paragraph-properties style:writing-mode="lr-tb"/>
    </style:style>
    <style:style style:name="gr17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true" fo:min-height="0.158cm" fo:min-width="0.0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21" style:family="graphic" style:parent-style-name="Object_20_with_20_no_20_fill_20_and_20_no_20_line">
      <style:graphic-properties draw:stroke="solid" svg:stroke-width="0.028cm" svg:stroke-color="#77bc65" draw:marker-start-width="0.242cm" draw:marker-end-width="0.242cm" draw:textarea-vertical-align="middle" fo:padding-top="0.139cm" fo:padding-bottom="0.139cm" fo:padding-left="0.264cm" fo:padding-right="0.264cm"/>
    </style:style>
    <style:style style:name="gr22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true" fo:min-height="0.239cm" fo:min-width="1.949cm"/>
      <style:paragraph-properties style:writing-mode="lr-tb"/>
    </style:style>
    <style:style style:name="gr23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true" fo:min-height="0.239cm" fo:min-width="0.451cm"/>
      <style:paragraph-properties style:writing-mode="lr-tb"/>
    </style:style>
    <style:style style:name="gr24" style:family="graphic" style:parent-style-name="objectwithoutfill">
      <style:graphic-properties draw:stroke="solid" svg:stroke-width="0.028cm" svg:stroke-color="#2a6099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5" style:family="graphic" style:parent-style-name="objectwithoutfill">
      <style:graphic-properties svg:stroke-width="0.028cm" svg:stroke-color="#77bc65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6" style:family="graphic" style:parent-style-name="Object_20_with_20_no_20_fill_20_and_20_no_20_line">
      <style:graphic-properties draw:stroke="solid" svg:stroke-width="0.028cm" svg:stroke-color="#000000" draw:marker-start-width="0.242cm" draw:marker-end-width="0.242cm" draw:textarea-horizontal-align="justify" draw:textarea-vertical-align="middle" draw:auto-grow-height="false" fo:min-height="0.588cm" fo:min-width="0cm" fo:padding-top="0.139cm" fo:padding-bottom="0.139cm" fo:padding-left="0.264cm" fo:padding-right="0.264cm"/>
    </style:style>
    <style:style style:name="gr27" style:family="graphic" style:parent-style-name="standard">
      <style:graphic-properties svg:stroke-width="0.018cm" svg:stroke-color="#000000" draw:marker-start-width="0.228cm" draw:marker-end-width="0.228cm" draw:fill="none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28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9" style:family="graphic" style:parent-style-name="objectwithoutfill">
      <style:graphic-properties svg:stroke-width="0.028cm" svg:stroke-color="#77bc65" draw:marker-start-width="0.242cm" draw:marker-end-width="0.242cm" draw:stroke-linejoin="none" draw:fill="none" draw:textarea-horizontal-align="center" draw:textarea-vertical-align="middle" fo:padding-top="0.139cm" fo:padding-bottom="0.139cm" fo:padding-left="0.264cm" fo:padding-right="0.264cm"/>
    </style:style>
    <style:style style:name="gr30" style:family="graphic" style:parent-style-name="standard">
      <style:graphic-properties svg:stroke-width="0.018cm" svg:stroke-color="#77bc65" draw:marker-start-width="0.228cm" draw:marker-end-width="0.228cm" draw:fill="none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31" style:family="graphic" style:parent-style-name="Object_20_with_20_no_20_fill_20_and_20_no_20_line">
      <style:graphic-properties draw:stroke="solid" svg:stroke-width="0.028cm" svg:stroke-color="#000000" draw:marker-start-width="0.242cm" draw:marker-end-width="0.242cm" draw:textarea-horizontal-align="justify" draw:textarea-vertical-align="middle" draw:auto-grow-height="false" fo:min-height="1.784cm" fo:min-width="1.246cm" fo:padding-top="0.139cm" fo:padding-bottom="0.139cm" fo:padding-left="0.264cm" fo:padding-right="0.264cm"/>
    </style:style>
    <style:style style:name="gr32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true" fo:min-height="0.239cm" fo:min-width="0.794cm"/>
      <style:paragraph-properties style:writing-mode="lr-tb"/>
    </style:style>
    <style:style style:name="gr33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true" fo:min-height="0.239cm" fo:min-width="0.629cm"/>
      <style:paragraph-properties style:writing-mode="lr-tb"/>
    </style:style>
    <style:style style:name="gr34" style:family="graphic" style:parent-style-name="Object_20_with_20_no_20_fill_20_and_20_no_20_line">
      <style:graphic-properties draw:stroke="solid" svg:stroke-width="0.028cm" svg:stroke-color="#000000" draw:marker-start-width="0.242cm" draw:marker-end-width="0.242cm" draw:textarea-horizontal-align="justify" draw:textarea-vertical-align="middle" draw:auto-grow-height="false" fo:min-height="0.3cm" fo:min-width="0cm" fo:padding-top="0.139cm" fo:padding-bottom="0.139cm" fo:padding-left="0.264cm" fo:padding-right="0.264cm"/>
    </style:style>
    <style:style style:name="gr35" style:family="graphic" style:parent-style-name="Object_20_with_20_no_20_fill_20_and_20_no_20_line">
      <style:graphic-properties draw:stroke="solid" svg:stroke-width="0.028cm" svg:stroke-color="#000000" draw:marker-start-width="0.242cm" draw:marker-end-width="0.242cm" draw:stroke-linejoin="none" draw:textarea-vertical-align="middle" fo:padding-top="0.139cm" fo:padding-bottom="0.139cm" fo:padding-left="0.264cm" fo:padding-right="0.264cm"/>
    </style:style>
    <style:style style:name="gr36" style:family="graphic" style:parent-style-name="Object_20_with_20_no_20_fill_20_and_20_no_20_line">
      <style:graphic-properties draw:stroke="solid"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37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true" fo:min-height="0.239cm" fo:min-width="2.034cm"/>
      <style:paragraph-properties style:writing-mode="lr-tb"/>
    </style:style>
    <style:style style:name="gr38" style:family="graphic" style:parent-style-name="Object_20_with_20_no_20_fill_20_and_20_no_20_line">
      <style:graphic-properties draw:stroke="solid" svg:stroke-width="0.028cm" svg:stroke-color="#000000" draw:marker-start-width="0.242cm" draw:marker-end-width="0.242cm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39" style:family="graphic" style:parent-style-name="Object_20_with_20_no_20_fill_20_and_20_no_20_line">
      <style:graphic-properties draw:textarea-vertical-align="middle"/>
    </style:style>
    <style:style style:name="gr40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true" fo:min-height="0.158cm" fo:min-width="1.653cm"/>
      <style:paragraph-properties style:writing-mode="lr-tb"/>
    </style:style>
    <style:style style:name="gr41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true" fo:min-height="0.158cm" fo:min-width="1.86cm"/>
      <style:paragraph-properties style:writing-mode="lr-tb"/>
    </style:style>
    <style:style style:name="gr42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1.196cm"/>
      <style:paragraph-properties style:writing-mode="lr-tb"/>
    </style:style>
    <style:style style:name="gr4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79cm" fo:min-width="1.534cm" fo:padding-top="0.139cm" fo:padding-bottom="0.139cm" fo:padding-left="0.264cm" fo:padding-right="0.264cm" fo:wrap-option="wrap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413cm"/>
      <style:paragraph-properties style:writing-mode="lr-tb"/>
    </style:style>
    <style:style style:name="gr46" style:family="graphic" style:parent-style-name="Object_20_with_20_no_20_fill_20_and_20_no_20_line">
      <style:graphic-properties draw:stroke="solid" svg:stroke-width="0.028cm" svg:stroke-color="#000000" draw:marker-start-width="0.242cm" draw:marker-end-width="0.242cm" draw:textarea-horizontal-align="justify" draw:textarea-vertical-align="middle" draw:auto-grow-height="false" fo:min-height="0cm" fo:min-width="0.3cm" fo:padding-top="0.139cm" fo:padding-bottom="0.139cm" fo:padding-left="0.264cm" fo:padding-right="0.264cm"/>
    </style:style>
    <style:style style:name="gr47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true" fo:min-height="0.239cm" fo:min-width="0.121cm"/>
      <style:paragraph-properties style:writing-mode="lr-tb"/>
    </style:style>
    <style:style style:name="gr48" style:family="graphic" style:parent-style-name="Object_20_with_20_no_20_fill_20_and_20_no_20_line">
      <style:graphic-properties draw:stroke="solid" svg:stroke-width="0.028cm" svg:stroke-color="#000000" draw:marker-start-width="0.242cm" draw:marker-end-width="0.242cm" draw:textarea-horizontal-align="justify" draw:textarea-vertical-align="middle" draw:auto-grow-height="false" fo:min-height="0.008cm" fo:min-width="0cm" fo:padding-top="0.139cm" fo:padding-bottom="0.139cm" fo:padding-left="0.264cm" fo:padding-right="0.264cm"/>
      <style:paragraph-properties style:writing-mode="lr-tb"/>
    </style:style>
    <style:style style:name="gr49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1" style:family="graphic" style:parent-style-name="standard">
      <style:graphic-properties draw:stroke="solid" svg:stroke-width="0.028cm" svg:stroke-color="#000000" draw:marker-start-width="0.242cm" draw:marker-end-width="0.242cm" draw:fill="none" draw:fill-color="#000000" draw:textarea-vertical-align="middle" fo:padding-top="0.139cm" fo:padding-bottom="0.139cm" fo:padding-left="0.264cm" fo:padding-right="0.264cm"/>
    </style:style>
    <style:style style:name="gr52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true" fo:min-height="0.158cm" fo:min-width="0.284cm"/>
      <style:paragraph-properties style:writing-mode="lr-tb"/>
    </style:style>
    <style:style style:name="gr53" style:family="graphic" style:parent-style-name="standard">
      <style:graphic-properties draw:stroke="solid"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54" style:family="graphic" style:parent-style-name="Object_20_with_20_no_20_fill_20_and_20_no_20_line">
      <style:graphic-properties draw:stroke="solid" svg:stroke-width="0.028cm" svg:stroke-color="#000000" draw:marker-start-width="0.242cm" draw:marker-end-width="0.242cm" draw:textarea-horizontal-align="justify" draw:textarea-vertical-align="middle" draw:auto-grow-height="false" fo:min-height="0cm" fo:min-width="0.032cm" fo:padding-top="0.139cm" fo:padding-bottom="0.139cm" fo:padding-left="0.264cm" fo:padding-right="0.264cm"/>
    </style:style>
    <style:style style:name="gr55" style:family="graphic" style:parent-style-name="standard" style:list-style-name="L1">
      <style:graphic-properties svg:stroke-width="0.028cm" svg:stroke-color="#77bc65" draw:marker-start-width="0.242cm" draw:marker-end-width="0.242cm" draw:fill="none" draw:textarea-horizontal-align="justify" draw:textarea-vertical-align="top" draw:auto-grow-height="false" fo:min-height="2.733cm" fo:min-width="1.006cm" fo:padding-top="0.139cm" fo:padding-bottom="0.139cm" fo:padding-left="0.264cm" fo:padding-right="0.2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4pt" fo:font-weight="normal" style:font-size-asian="4pt" style:font-weight-asian="normal" style:font-size-complex="4pt" style:font-weight-complex="normal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style:writing-mode="lr-tb"/>
      <style:text-properties fo:color="#77bc65" loext:opacity="100%" fo:font-weight="normal" style:font-weight-asian="normal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font-size="4pt" fo:font-weight="bold" style:font-size-asian="4pt" style:font-weight-asian="normal" style:font-size-complex="4pt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paragraph-properties fo:text-align="center" style:writing-mode="lr-tb"/>
      <style:text-properties fo:font-weight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weight="bold" style:font-weight-asian="normal" style:font-weight-complex="normal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000000" loext:opacity="100%" style:font-name="Times New Roman" fo:font-size="6p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style:font-name="Arial" fo:font-size="6pt" style:font-size-asian="6pt" style:font-size-complex="6pt"/>
    </style:style>
    <style:style style:name="P13" style:family="paragraph">
      <loext:graphic-properties draw:fill="none" draw:fill-color="#ffffff"/>
      <style:paragraph-properties fo:text-align="end" style:writing-mode="lr-tb"/>
      <style:text-properties fo:color="#77bc65" loext:opacity="100%" fo:font-weight="normal" style:font-weight-asian="normal" style:font-weight-complex="normal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/>
      <style:paragraph-properties fo:text-align="center"/>
      <style:text-properties fo:font-weight="bold"/>
    </style:style>
    <style:style style:name="P16" style:family="paragraph">
      <loext:graphic-properties draw:fill="none" draw:fill-color="#ffffff"/>
      <style:paragraph-properties style:writing-mode="lr-tb"/>
      <style:text-properties fo:color="#77bc65" loext:opacity="100%" style:font-name="Times New Roman" fo:font-size="6pt" style:font-size-asian="6pt" style:font-size-complex="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end" style:writing-mode="lr-tb"/>
      <style:text-properties fo:color="#77bc65" loext:opacity="100%" fo:font-weight="bold"/>
    </style:style>
    <style:style style:name="P19" style:family="paragraph">
      <loext:graphic-properties draw:fill="none" draw:fill-color="#ffffff"/>
      <style:paragraph-properties style:writing-mode="lr-tb"/>
      <style:text-properties fo:color="#77bc65" loext:opacity="100%" fo:font-size="5pt" fo:font-weight="normal" style:font-size-asian="5pt" style:font-weight-asian="normal" style:font-size-complex="5pt" style:font-weight-complex="normal"/>
    </style:style>
    <style:style style:name="P20" style:family="paragraph">
      <loext:graphic-properties draw:fill="none" draw:fill-color="#ffffff"/>
      <style:paragraph-properties style:writing-mode="lr-tb"/>
      <style:text-properties fo:color="#77bc65" loext:opacity="100%" fo:font-size="4pt" fo:font-weight="normal" style:font-size-asian="4pt" style:font-weight-asian="normal" style:font-size-complex="4pt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style:font-name="Arial" fo:font-size="6pt" style:font-size-asian="6pt" style:font-size-complex="6pt"/>
    </style:style>
    <style:style style:name="P22" style:family="paragraph">
      <style:paragraph-properties fo:text-align="center" style:writing-mode="lr-tb"/>
      <style:text-properties fo:font-weight="bold" style:font-weight-asian="normal" style:font-weight-complex="normal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none" draw:fill-color="#000000"/>
      <style:paragraph-properties fo:text-align="center"/>
    </style:style>
    <style:style style:name="P25" style:family="paragraph">
      <style:paragraph-properties style:writing-mode="lr-tb"/>
      <style:text-properties fo:color="#000000" loext:opacity="100%" style:font-name="Arial" fo:font-size="6pt" style:font-size-asian="6pt" style:font-size-complex="6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77bc65" loext:opacity="100%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77bc65" loext:opacity="100%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ffff"/>
    </style:style>
    <style:style style:name="T1" style:family="text">
      <style:text-properties fo:font-size="4pt" fo:font-weight="normal" style:font-size-asian="4pt" style:font-weight-asian="normal" style:font-size-complex="4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77bc65" loext:opacity="100%" fo:font-weight="normal" style:font-weight-asian="normal" style:font-weight-complex="normal"/>
    </style:style>
    <style:style style:name="T4" style:family="text">
      <style:text-properties fo:color="#77bc65" loext:opacity="100%" style:text-position="-8% 58%" fo:font-weight="normal" style:font-weight-asian="normal" style:font-weight-complex="normal"/>
    </style:style>
    <style:style style:name="T5" style:family="text">
      <style:text-properties fo:font-weight="bold"/>
    </style:style>
    <style:style style:name="T6" style:family="text">
      <style:text-properties fo:color="#000000" loext:opacity="100%" style:font-name="Arial" fo:font-size="6pt" style:font-size-asian="6pt" style:font-size-complex="6pt"/>
    </style:style>
    <style:style style:name="T7" style:family="text">
      <style:text-properties fo:color="#77bc65" loext:opacity="100%" style:font-name="Arial" fo:font-size="6pt" style:font-size-asian="6pt" style:font-size-complex="6pt"/>
    </style:style>
    <style:style style:name="T8" style:family="text">
      <style:text-properties fo:color="#77bc65" loext:opacity="100%" fo:font-size="4pt" fo:font-weight="normal" style:font-size-asian="4pt" style:font-weight-asian="normal" style:font-size-complex="4pt" style:font-weight-complex="normal"/>
    </style:style>
    <style:style style:name="T9" style:family="text">
      <style:text-properties style:font-name="Arial" fo:font-size="6pt" style:font-size-asian="6pt" style:font-size-complex="6pt"/>
    </style:style>
    <style:style style:name="T10" style:family="text">
      <style:text-properties fo:font-variant="normal" fo:text-transform="none" fo:color="#77bc65" loext:opacity="100%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6.136cm" svg:y1="9.785cm" svg:x2="16.757cm" svg:y2="8.299cm" draw:start-shape="id1" draw:start-glue-point="2" draw:end-shape="id2" draw:end-glue-point="8" svg:d="M16136 9785v-1486h621" svg:viewBox="0 0 622 1487">
          <text:p/>
        </draw:connector>
        <draw:frame draw:style-name="gr2" draw:text-style-name="P2" draw:layer="Control Unit" svg:width="0.693cm" svg:height="0.408cm" svg:x="10.776cm" svg:y="9.502cm">
          <draw:text-box>
            <text:p><text:span text:style-name="T1">7:0</text:span></text:p>
          </draw:text-box>
        </draw:frame>
        <draw:frame draw:style-name="gr2" draw:text-style-name="P2" draw:layer="Control Unit" svg:width="0.693cm" svg:height="0.408cm" svg:x="10.495cm" svg:y="9.502cm">
          <draw:text-box>
            <text:p><text:span text:style-name="T1">7:0</text:span></text:p>
          </draw:text-box>
        </draw:frame>
        <draw:frame draw:style-name="gr3" draw:text-style-name="P4" draw:layer="layout" svg:width="1.992cm" svg:height="0.489cm" svg:x="11.931cm" svg:y="3.846cm">
          <draw:text-box>
            <text:p text:style-name="P3"><text:span text:style-name="T2">ALUStatus</text:span></text:p>
          </draw:text-box>
        </draw:frame>
        <draw:frame draw:style-name="gr4" draw:text-style-name="P5" draw:layer="layout" svg:width="2.789cm" svg:height="0.727cm" svg:x="13.019cm" svg:y="4.109cm">
          <draw:text-box>
            <text:p><text:span text:style-name="T3">AluOpCode</text:span><text:span text:style-name="T4">3:0</text:span></text:p>
          </draw:text-box>
        </draw:frame>
        <draw:frame draw:style-name="gr4" draw:text-style-name="P5" draw:layer="layout" svg:width="3.507cm" svg:height="0.727cm" svg:x="13.003cm" svg:y="3.531cm">
          <draw:text-box>
            <text:p><text:span text:style-name="T3">ProgramCounterSourceSelect</text:span><text:span text:style-name="T4">1:0</text:span></text:p>
          </draw:text-box>
        </draw:frame>
        <draw:connector draw:style-name="gr5" draw:text-style-name="P1" draw:layer="layout" svg:x1="13.209cm" svg:y1="3.888cm" svg:x2="19.987cm" svg:y2="7.389cm" draw:start-shape="id3" draw:start-glue-point="17" draw:end-shape="id4" draw:end-glue-point="4" svg:d="M13209 3888h6778v3501" svg:viewBox="0 0 6779 3502">
          <text:p/>
        </draw:connector>
        <draw:frame draw:style-name="gr6" draw:text-style-name="P6" draw:layer="layout" svg:width="0.743cm" svg:height="0.408cm" svg:x="19.644cm" svg:y="7.286cm">
          <draw:text-box>
            <text:p><text:span text:style-name="T1">00</text:span></text:p>
          </draw:text-box>
        </draw:frame>
        <draw:frame draw:style-name="gr7" draw:text-style-name="P2" draw:layer="layout" svg:width="0.646cm" svg:height="0.408cm" svg:x="19.645cm" svg:y="7.81cm">
          <draw:text-box>
            <text:p><text:span text:style-name="T1">11</text:span></text:p>
          </draw:text-box>
        </draw:frame>
        <draw:connector draw:style-name="gr5" draw:text-style-name="P1" draw:layer="layout" svg:x1="13.209cm" svg:y1="4.464cm" svg:x2="17.831cm" svg:y2="7.312cm" draw:start-shape="id3" draw:start-glue-point="15" draw:end-shape="id5" draw:end-glue-point="6" svg:d="M13209 4464h4622v2848" svg:viewBox="0 0 4623 2849">
          <text:p/>
        </draw:connector>
        <draw:frame draw:style-name="gr8" draw:text-style-name="P5" draw:layer="Control Unit" svg:width="2.047cm" svg:height="0.489cm" svg:x="13.019cm" svg:y="4.966cm">
          <draw:text-box>
            <text:p><text:span text:style-name="T3">registerFileWrite</text:span></text:p>
          </draw:text-box>
        </draw:frame>
        <draw:frame draw:style-name="gr9" draw:text-style-name="P5" draw:layer="layout" svg:width="2.666cm" svg:height="0.727cm" svg:x="13.019cm" svg:y="4.671cm">
          <draw:text-box>
            <text:p><text:span text:style-name="T3">ALUSourceControlA</text:span></text:p>
          </draw:text-box>
        </draw:frame>
        <draw:frame draw:style-name="gr4" draw:text-style-name="P5" draw:layer="layout" svg:width="2.789cm" svg:height="0.727cm" svg:x="13.019cm" svg:y="4.382cm">
          <draw:text-box>
            <text:p><text:span text:style-name="T3">ALUSourceControlB</text:span><text:span text:style-name="T4">1:0</text:span></text:p>
          </draw:text-box>
        </draw:frame>
        <draw:connector draw:style-name="gr5" draw:text-style-name="P1" draw:layer="layout" svg:x1="13.209cm" svg:y1="4.752cm" svg:x2="16.922cm" svg:y2="7.637cm" draw:start-shape="id3" draw:start-glue-point="14" draw:end-shape="id2" draw:end-glue-point="4" svg:d="M13209 4752h3713v2885" svg:viewBox="0 0 3714 2886">
          <text:p/>
        </draw:connector>
        <draw:connector draw:style-name="gr5" draw:text-style-name="P1" draw:layer="layout" svg:x1="13.209cm" svg:y1="5.041cm" svg:x2="16.523cm" svg:y2="7.1cm" draw:start-shape="id3" draw:start-glue-point="13" draw:end-shape="id6" draw:end-glue-point="4" svg:d="M13209 5041h3314v2059" svg:viewBox="0 0 3315 2060">
          <text:p/>
        </draw:connector>
        <draw:frame draw:style-name="gr3" draw:text-style-name="P7" draw:layer="Control Unit" svg:width="1.992cm" svg:height="0.489cm" svg:x="11.3cm" svg:y="4.718cm">
          <draw:text-box>
            <text:p><text:span text:style-name="T2">InstructionCode</text:span></text:p>
          </draw:text-box>
        </draw:frame>
        <draw:connector draw:style-name="gr10" draw:text-style-name="P8" draw:layer="Control Unit" draw:line-skew="-0.064cm" svg:x1="6.734cm" svg:y1="8.132cm" svg:x2="11.041cm" svg:y2="9.787cm" draw:start-shape="id7" draw:start-glue-point="8" draw:end-shape="id1" draw:end-glue-point="3" svg:d="M6734 8132h-578v1655h4885" svg:viewBox="0 0 4886 1656">
          <text:p/>
        </draw:connector>
        <draw:frame draw:style-name="gr11" draw:text-style-name="P6" draw:layer="Control Unit" svg:width="0.578cm" svg:height="0.408cm" svg:x="6.527cm" svg:y="8.218cm">
          <draw:text-box>
            <text:p><text:span text:style-name="T1">0</text:span></text:p>
          </draw:text-box>
        </draw:frame>
        <draw:frame draw:style-name="gr12" draw:text-style-name="P2" draw:layer="Control Unit" svg:width="0.646cm" svg:height="0.408cm" svg:x="16.551cm" svg:y="8.388cm">
          <draw:text-box>
            <text:p><text:span text:style-name="T1">11</text:span></text:p>
          </draw:text-box>
        </draw:frame>
        <draw:frame draw:style-name="gr13" draw:text-style-name="P2" draw:layer="Control Unit" svg:width="0.654cm" svg:height="0.408cm" svg:x="16.551cm" svg:y="8.095cm">
          <draw:text-box>
            <text:p><text:span text:style-name="T1">10</text:span></text:p>
          </draw:text-box>
        </draw:frame>
        <draw:frame draw:style-name="gr13" draw:text-style-name="P2" draw:layer="Control Unit" svg:width="0.654cm" svg:height="0.408cm" svg:x="16.551cm" svg:y="7.522cm">
          <draw:text-box>
            <text:p><text:span text:style-name="T1">00</text:span></text:p>
          </draw:text-box>
        </draw:frame>
        <draw:frame draw:style-name="gr13" draw:text-style-name="P2" draw:layer="Control Unit" svg:width="0.654cm" svg:height="0.408cm" svg:x="16.551cm" svg:y="7.81cm">
          <draw:text-box>
            <text:p><text:span text:style-name="T1">01</text:span></text:p>
          </draw:text-box>
        </draw:frame>
        <draw:frame draw:style-name="gr14" draw:text-style-name="P2" draw:layer="Control Unit" svg:width="0.845cm" svg:height="0.408cm" svg:x="10.776cm" svg:y="7.15cm">
          <draw:text-box>
            <text:p><text:span text:style-name="T1">23:20</text:span></text:p>
          </draw:text-box>
        </draw:frame>
        <draw:connector draw:style-name="gr10" draw:text-style-name="P8" draw:layer="Control Unit" svg:x1="16.136cm" svg:y1="9.785cm" svg:x2="16.596cm" svg:y2="9.578cm" draw:start-shape="id1" draw:start-glue-point="2" draw:end-shape="id8" draw:end-glue-point="8" svg:d="M16136 9785h460v-207" svg:viewBox="0 0 461 208">
          <text:p/>
        </draw:connector>
        <draw:connector draw:style-name="gr15" draw:text-style-name="P9" xml:id="id1" draw:id="id1" draw:layer="Control Unit" svg:x1="16.136cm" svg:y1="9.785cm" svg:x2="11.041cm" svg:y2="9.787cm" svg:d="M16136 9785h-2547v2h-2548" svg:viewBox="0 0 5096 3">
          <text:p text:style-name="P1"><text:span text:style-name="T5"><text:s/></text:span></text:p>
        </draw:connector>
        <draw:frame draw:style-name="gr16" draw:text-style-name="P10" draw:layer="Control Unit" svg:width="0.866cm" svg:height="0.489cm" svg:x="16.143cm" svg:y="9.124cm">
          <draw:text-box>
            <text:p text:style-name="P1"><text:span text:style-name="T2">&lt;&lt;2</text:span></text:p>
          </draw:text-box>
        </draw:frame>
        <draw:frame draw:style-name="gr17" draw:text-style-name="P2" draw:layer="Control Unit" svg:width="0.578cm" svg:height="0.408cm" svg:x="11.27cm" svg:y="7.852cm">
          <draw:text-box>
            <text:p><text:span text:style-name="T1">1</text:span></text:p>
          </draw:text-box>
        </draw:frame>
        <draw:frame draw:style-name="gr17" draw:text-style-name="P2" draw:layer="Control Unit" svg:width="0.578cm" svg:height="0.408cm" svg:x="11.27cm" svg:y="8.136cm">
          <draw:text-box>
            <text:p><text:span text:style-name="T1">0</text:span></text:p>
          </draw:text-box>
        </draw:frame>
        <draw:frame draw:style-name="gr14" draw:text-style-name="P2" draw:layer="Control Unit" svg:width="0.845cm" svg:height="0.408cm" svg:x="10.776cm" svg:y="8.058cm">
          <draw:text-box>
            <text:p><text:span text:style-name="T1">15:12</text:span></text:p>
          </draw:text-box>
        </draw:frame>
        <draw:frame draw:style-name="gr14" draw:text-style-name="P2" draw:layer="Control Unit" svg:width="0.845cm" svg:height="0.408cm" svg:x="10.776cm" svg:y="7.769cm">
          <draw:text-box>
            <text:p><text:span text:style-name="T1">19:16</text:span></text:p>
          </draw:text-box>
        </draw:frame>
        <draw:frame draw:style-name="gr14" draw:text-style-name="P2" draw:layer="Control Unit" svg:width="0.845cm" svg:height="0.408cm" svg:x="10.776cm" svg:y="7.439cm">
          <draw:text-box>
            <text:p><text:span text:style-name="T1">19:16</text:span></text:p>
          </draw:text-box>
        </draw:frame>
        <draw:frame draw:style-name="gr18" draw:text-style-name="P11" draw:layer="Register File" svg:width="1.155cm" svg:height="0.727cm" svg:x="14.318cm" svg:y="7.493cm">
          <draw:text-box>
            <text:p text:style-name="P1"><text:span text:style-name="T6">Read2</text:span></text:p>
          </draw:text-box>
        </draw:frame>
        <draw:frame draw:style-name="gr19" draw:text-style-name="P11" draw:layer="Register File" svg:width="1.161cm" svg:height="0.489cm" svg:x="14.312cm" svg:y="7.21cm">
          <draw:text-box>
            <text:p text:style-name="P1"><text:span text:style-name="T6">Read1</text:span></text:p>
          </draw:text-box>
        </draw:frame>
        <draw:frame draw:style-name="gr20" draw:text-style-name="P12" draw:layer="Register File" svg:width="0.913cm" svg:height="0.489cm" svg:x="15.107cm" svg:y="6.692cm">
          <draw:text-box>
            <text:p><text:span text:style-name="T6">CLK</text:span></text:p>
          </draw:text-box>
        </draw:frame>
        <draw:frame draw:style-name="gr14" draw:text-style-name="P2" draw:layer="Control Unit" svg:width="0.845cm" svg:height="0.408cm" svg:x="10.776cm" svg:y="4.758cm">
          <draw:text-box>
            <text:p><text:span text:style-name="T1">31:24</text:span></text:p>
          </draw:text-box>
        </draw:frame>
        <draw:connector draw:style-name="gr21" draw:text-style-name="P8" draw:layer="Control Unit" svg:x1="11.518cm" svg:y1="3.888cm" svg:x2="6.498cm" svg:y2="7.183cm" draw:start-shape="id3" draw:start-glue-point="12" draw:end-shape="id9" draw:end-glue-point="4" svg:d="M11518 3888h-5020v3295" svg:viewBox="0 0 5021 3296">
          <text:p/>
        </draw:connector>
        <draw:connector draw:style-name="gr21" draw:text-style-name="P8" draw:layer="Control Unit" svg:x1="11.518cm" svg:y1="4.177cm" svg:x2="6.871cm" svg:y2="8.044cm" draw:start-shape="id3" draw:start-glue-point="10" draw:end-shape="id7" draw:end-glue-point="4" svg:d="M11518 4177h-4647v3867" svg:viewBox="0 0 4648 3868">
          <text:p/>
        </draw:connector>
        <draw:frame draw:style-name="gr22" draw:text-style-name="P13" draw:layer="Control Unit" svg:width="2.449cm" svg:height="0.489cm" svg:x="9.276cm" svg:y="4.099cm">
          <draw:text-box>
            <text:p text:style-name="P3"><text:span text:style-name="T3">memoryWriteControl</text:span></text:p>
          </draw:text-box>
        </draw:frame>
        <draw:frame draw:style-name="gr19" draw:text-style-name="P11" draw:layer="Memory" svg:width="0.873cm" svg:height="0.489cm" svg:x="8.012cm" svg:y="6.822cm">
          <draw:text-box>
            <text:p text:style-name="P1"><text:span text:style-name="T6">WE</text:span></text:p>
          </draw:text-box>
        </draw:frame>
        <draw:connector draw:style-name="gr21" draw:text-style-name="P8" draw:layer="Control Unit" svg:x1="11.518cm" svg:y1="4.464cm" svg:x2="8.465cm" svg:y2="6.94cm" draw:start-shape="id3" draw:start-glue-point="11" draw:end-shape="id10" draw:end-glue-point="4" svg:d="M11518 4464h-3053v2476" svg:viewBox="0 0 3054 2477">
          <text:p/>
        </draw:connector>
        <draw:frame draw:style-name="gr17" draw:text-style-name="P2" draw:layer="Control Unit" svg:width="0.578cm" svg:height="0.408cm" svg:x="6.155cm" svg:y="7.352cm">
          <draw:text-box>
            <text:p><text:span text:style-name="T1">1</text:span></text:p>
          </draw:text-box>
        </draw:frame>
        <draw:frame draw:style-name="gr11" draw:text-style-name="P6" draw:layer="Control Unit" svg:width="0.578cm" svg:height="0.408cm" svg:x="6.155cm" svg:y="7.068cm">
          <draw:text-box>
            <text:p><text:span text:style-name="T1">0</text:span></text:p>
          </draw:text-box>
        </draw:frame>
        <draw:frame draw:style-name="gr23" draw:text-style-name="P14" draw:layer="Memory" svg:width="0.951cm" svg:height="0.489cm" svg:x="7.105cm" svg:y="7.187cm">
          <draw:text-box>
            <text:p>Addr</text:p>
          </draw:text-box>
          <draw:glue-point draw:id="4" svg:x="-3.259cm" svg:y="0.081cm"/>
        </draw:frame>
        <draw:connector draw:style-name="gr21" draw:text-style-name="P8" draw:layer="Control Unit" draw:line-skew="1.215cm" svg:x1="12.714cm" svg:y1="5.784cm" svg:x2="12.399cm" svg:y2="8.383cm" draw:start-shape="id3" draw:start-glue-point="8" draw:end-shape="id11" draw:end-glue-point="4" svg:d="M12714 5784v2476h-315v123" svg:viewBox="0 0 316 2600">
          <text:p/>
        </draw:connector>
        <draw:connector draw:style-name="gr21" draw:text-style-name="P8" draw:layer="Control Unit" draw:line-skew="0.97cm" svg:x1="12.014cm" svg:y1="5.784cm" svg:x2="11.614cm" svg:y2="7.966cm" draw:start-shape="id3" draw:start-glue-point="7" draw:end-shape="id12" draw:end-glue-point="4" svg:d="M12014 5784v2022h-400v160" svg:viewBox="0 0 401 2183">
          <text:p/>
        </draw:connector>
        <draw:line draw:style-name="gr24" draw:text-style-name="P15" xml:id="id15" draw:id="id15" draw:layer="Control Unit" svg:x1="10.982cm" svg:y1="5.042cm" svg:x2="10.982cm" svg:y2="9.786cm">
          <draw:glue-point draw:id="4" svg:x="0cm" svg:y="-1.079cm"/>
          <draw:glue-point draw:id="5" svg:x="0cm" svg:y="-0.945cm"/>
          <draw:glue-point draw:id="6" svg:x="0cm" svg:y="-0.607cm"/>
          <draw:glue-point draw:id="7" svg:x="0cm" svg:y="-0.134cm"/>
          <draw:glue-point draw:id="8" svg:x="0cm" svg:y="-0.067cm"/>
          <draw:glue-point draw:id="9" svg:x="0cm" svg:y="0.406cm"/>
          <draw:glue-point draw:id="10" svg:x="0cm" svg:y="5cm"/>
          <text:p/>
        </draw:line>
        <draw:connector draw:style-name="gr21" draw:text-style-name="P8" draw:layer="Control Unit" draw:line-skew="-1.423cm -0.431cm" svg:x1="11.518cm" svg:y1="4.752cm" svg:x2="10.116cm" svg:y2="7.723cm" draw:start-shape="id3" draw:start-glue-point="5" draw:end-shape="id13" draw:end-glue-point="2" svg:d="M11518 4752h-2041v3054h639v-83" svg:viewBox="0 0 2042 3055">
          <text:p/>
        </draw:connector>
        <draw:connector draw:style-name="gr21" draw:text-style-name="P1" draw:layer="Control Unit" svg:x1="13.209cm" svg:y1="5.331cm" svg:x2="14.487cm" svg:y2="6.942cm" svg:d="M13209 5331h1278v1611" svg:viewBox="0 0 1279 1612">
          <text:p/>
        </draw:connector>
        <draw:frame draw:style-name="gr20" draw:text-style-name="P16" draw:layer="Control Unit" svg:width="0.913cm" svg:height="0.489cm" svg:x="11.931cm" svg:y="2.113cm">
          <draw:text-box>
            <text:p><text:span text:style-name="T7">CLK</text:span></text:p>
          </draw:text-box>
        </draw:frame>
        <draw:line draw:style-name="gr25" draw:text-style-name="P17" draw:layer="Control Unit" svg:x1="12.385cm" svg:y1="2.608cm" svg:x2="12.385cm" svg:y2="2.456cm">
          <text:p/>
        </draw:line>
        <draw:custom-shape draw:style-name="gr26" draw:text-style-name="P1" xml:id="id21" draw:id="id21" draw:layer="Register File" svg:width="0.33cm" svg:height="0.866cm" svg:x="15.396cm" svg:y="7.185cm">
          <draw:glue-point draw:id="4" svg:x="5.151cm" svg:y="-1.859cm"/>
          <draw:glue-point draw:id="5" svg:x="5.151cm" svg:y="1.466cm"/>
          <draw:glue-point draw:id="6" svg:x="-4.848cm" svg:y="-1.859cm"/>
          <draw:glue-point draw:id="7" svg:x="-5cm" svg:y="1.189cm"/>
          <draw:glue-point draw:id="8" svg:x="-5cm" svg:y="-1.662cm"/>
          <draw:glue-point draw:id="9" svg:x="5cm" svg:y="-1.662cm"/>
          <draw:glue-point draw:id="10" svg:x="5cm" svg:y="1.212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Register File" svg:width="0.327cm" svg:height="0.177cm" draw:transform="rotate (-3.14159265358979) translate (15.726cm 7.3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17" draw:layer="Register File" svg:x1="15.561cm" svg:y1="7.174cm" svg:x2="15.561cm" svg:y2="7.022cm">
          <text:p/>
        </draw:line>
        <draw:line draw:style-name="gr29" draw:text-style-name="P17" draw:layer="Register File" svg:x1="14.447cm" svg:y1="5.455cm" svg:x2="14.447cm" svg:y2="5.455cm">
          <text:p/>
        </draw:line>
        <draw:custom-shape draw:style-name="gr30" draw:text-style-name="P17" draw:layer="Register File" svg:width="0.327cm" svg:height="0.177cm" draw:transform="rotate (-3.14159265358979) translate (12.55cm 2.7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1" xml:id="id10" draw:id="id10" draw:layer="Memory" svg:width="1.774cm" svg:height="2.062cm" svg:x="7.269cm" svg:y="6.94cm">
          <draw:glue-point draw:id="4" svg:x="1.747cm" svg:y="-5cm"/>
          <draw:glue-point draw:id="5" svg:x="5.078cm" svg:y="-2.599cm"/>
          <draw:glue-point draw:id="6" svg:x="-4.994cm" svg:y="-2.599cm"/>
          <text:p/>
          <draw:enhanced-geometry svg:viewBox="0 0 21600 21600" draw:type="rectangle" draw:enhanced-path="M 0 0 L 21600 0 21600 21600 0 21600 0 0 Z N"/>
        </draw:custom-shape>
        <draw:frame draw:style-name="gr32" draw:text-style-name="P14" draw:layer="Memory" svg:width="1.294cm" svg:height="0.489cm" svg:x="7.914cm" svg:y="7.187cm">
          <draw:text-box>
            <text:p>DataOut</text:p>
          </draw:text-box>
        </draw:frame>
        <draw:frame draw:style-name="gr33" draw:text-style-name="P14" xml:id="id18" draw:id="id18" draw:layer="Memory" svg:width="1.129cm" svg:height="0.489cm" svg:x="7.105cm" svg:y="8.053cm">
          <draw:text-box>
            <text:p>DataIn</text:p>
          </draw:text-box>
          <draw:glue-point draw:id="4" svg:x="-3.534cm" svg:y="-0.756cm"/>
          <draw:glue-point draw:id="5" svg:x="-4.269cm" svg:y="-0.756cm"/>
        </draw:frame>
        <draw:g>
          <draw:custom-shape draw:style-name="gr27" draw:text-style-name="P17" draw:layer="Memory" svg:width="0.327cm" svg:height="0.177cm" draw:transform="rotate (-3.14159265358979) translate (7.885cm 7.11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8" draw:text-style-name="P17" draw:layer="Memory" svg:x1="7.723cm" svg:y1="6.939cm" svg:x2="7.723cm" svg:y2="6.787cm">
            <text:p/>
          </draw:line>
          <draw:frame draw:style-name="gr20" draw:text-style-name="P12" draw:layer="Memory" svg:width="0.913cm" svg:height="0.489cm" svg:x="7.27cm" svg:y="6.445cm">
            <draw:text-box>
              <text:p><text:span text:style-name="T6">CLK</text:span></text:p>
            </draw:text-box>
          </draw:frame>
        </draw:g>
        <draw:custom-shape draw:style-name="gr34" draw:text-style-name="P8" xml:id="id14" draw:id="id14" draw:layer="Memory" svg:width="0.33cm" svg:height="0.578cm" svg:x="9.951cm" svg:y="8.4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Memory" svg:width="0.327cm" svg:height="0.177cm" draw:transform="rotate (-3.14159265358979) translate (10.281cm 7.32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17" draw:layer="Memory" svg:x1="10.118cm" svg:y1="7.132cm" svg:x2="10.118cm" svg:y2="6.98cm">
          <text:p/>
        </draw:line>
        <draw:frame draw:style-name="gr20" draw:text-style-name="P12" draw:layer="Memory" svg:width="0.913cm" svg:height="0.489cm" svg:x="9.657cm" svg:y="6.655cm">
          <draw:text-box>
            <text:p><text:span text:style-name="T6">CLK</text:span></text:p>
          </draw:text-box>
        </draw:frame>
        <draw:custom-shape draw:style-name="gr27" draw:text-style-name="P17" draw:layer="Memory" svg:width="0.327cm" svg:height="0.177cm" draw:transform="rotate (-3.14159265358979) translate (10.281cm 8.6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17" draw:layer="Memory" svg:x1="10.116cm" svg:y1="8.411cm" svg:x2="10.116cm" svg:y2="8.259cm">
          <text:p/>
        </draw:line>
        <draw:frame draw:style-name="gr20" draw:text-style-name="P12" draw:layer="Memory" svg:width="0.913cm" svg:height="0.489cm" svg:x="9.657cm" svg:y="7.934cm">
          <draw:text-box>
            <text:p><text:span text:style-name="T6">CLK</text:span></text:p>
          </draw:text-box>
        </draw:frame>
        <draw:connector draw:style-name="gr35" draw:text-style-name="P8" draw:layer="Memory" draw:line-skew="-0.454cm" svg:x1="9.043cm" svg:y1="7.436cm" svg:x2="9.951cm" svg:y2="7.434cm" draw:start-shape="id10" draw:start-glue-point="5" draw:end-shape="id13" draw:end-glue-point="4" svg:d="M9043 7436v-2h908" svg:viewBox="0 0 909 3">
          <text:p/>
        </draw:connector>
        <draw:connector draw:style-name="gr36" draw:text-style-name="P8" draw:layer="Memory" draw:line-skew="-0.165cm" svg:x1="9.951cm" svg:y1="8.713cm" svg:x2="9.043cm" svg:y2="7.436cm" draw:start-shape="id14" draw:start-glue-point="3" draw:end-shape="id10" draw:end-glue-point="5" svg:d="M9951 8713h-619v-1277h-289" svg:viewBox="0 0 909 1278">
          <text:p/>
        </draw:connector>
        <draw:frame draw:style-name="gr37" draw:text-style-name="P18" draw:layer="Control Unit" svg:width="2.534cm" svg:height="0.489cm" svg:x="9.191cm" svg:y="4.382cm">
          <draw:text-box>
            <text:p text:style-name="P3"><text:span text:style-name="T3">InstructionRegWrite</text:span><text:span text:style-name="T4">3:0</text:span></text:p>
          </draw:text-box>
        </draw:frame>
        <draw:connector draw:style-name="gr10" draw:text-style-name="P8" draw:layer="Control Unit" draw:line-skew="-0.514cm" svg:x1="10.281cm" svg:y1="7.434cm" svg:x2="10.982cm" svg:y2="6.903cm" draw:start-shape="id13" draw:start-glue-point="1" draw:end-shape="id15" draw:end-glue-point="4" svg:d="M10281 7434h701v-531" svg:viewBox="0 0 702 532">
          <text:p/>
        </draw:connector>
        <draw:connector draw:style-name="gr10" draw:text-style-name="P8" draw:layer="Control Unit" draw:line-skew="0.514cm" svg:x1="11.519cm" svg:y1="5.041cm" svg:x2="10.982cm" svg:y2="5.042cm" draw:start-shape="id3" draw:start-glue-point="6" draw:end-shape="id15" draw:end-glue-point="0" svg:d="M11519 5041h-537v1" svg:viewBox="0 0 538 2">
          <text:p/>
        </draw:connector>
        <draw:connector draw:style-name="gr10" draw:text-style-name="P8" draw:layer="Control Unit" draw:line-skew="-1.372cm" svg:x1="10.982cm" svg:y1="7.414cm" svg:x2="13.211cm" svg:y2="7.436cm" draw:start-shape="id15" svg:d="M10982 7414v22h2229" svg:viewBox="0 0 2230 23">
          <text:p/>
        </draw:connector>
        <draw:connector draw:style-name="gr10" draw:text-style-name="P8" draw:layer="Control Unit" draw:line-skew="0.514cm -0.845cm" svg:x1="10.982cm" svg:y1="7.718cm" svg:x2="13.211cm" svg:y2="7.722cm" draw:start-shape="id16" draw:start-glue-point="0" svg:d="M10982 7718v5h2229v-1" svg:viewBox="0 0 2230 6">
          <text:p/>
        </draw:connector>
        <draw:connector draw:style-name="gr36" draw:text-style-name="P8" draw:layer="Control Unit" draw:line-skew="-0.725cm" svg:x1="11.749cm" svg:y1="8.198cm" svg:x2="13.211cm" svg:y2="8.011cm" draw:start-shape="id12" draw:start-glue-point="5" svg:d="M11749 8198h264v-187h1198" svg:viewBox="0 0 1463 188">
          <text:p/>
        </draw:connector>
        <draw:connector draw:style-name="gr10" draw:text-style-name="P8" xml:id="id16" draw:id="id16" draw:layer="Control Unit" draw:line-skew="0.514cm" svg:x1="10.982cm" svg:y1="7.383cm" svg:x2="11.477cm" svg:y2="8.054cm" draw:start-shape="id15" draw:start-glue-point="8" draw:end-shape="id12" draw:end-glue-point="8" svg:d="M10982 7383v671h495" svg:viewBox="0 0 496 672">
          <text:p/>
        </draw:connector>
        <draw:connector draw:style-name="gr10" draw:text-style-name="P8" draw:layer="Control Unit" draw:line-skew="0.514cm" svg:x1="11.477cm" svg:y1="8.341cm" svg:x2="10.982cm" svg:y2="7.606cm" draw:start-shape="id12" draw:start-glue-point="9" draw:end-shape="id15" draw:end-glue-point="9" svg:d="M11477 8341h-495v-735" svg:viewBox="0 0 496 736">
          <text:p/>
        </draw:connector>
        <draw:custom-shape draw:style-name="gr38" draw:text-style-name="P8" xml:id="id12" draw:id="id12" draw:layer="Control Unit" svg:width="0.619cm" svg:height="0.272cm" draw:transform="rotate (1.5707963267949) translate (11.477cm 8.507cm)">
          <draw:glue-point draw:id="8" svg:x="-5cm" svg:y="-2.326cm"/>
          <draw:glue-point draw:id="9" svg:x="-5cm" svg:y="2.342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7" draw:text-style-name="P2" draw:layer="Control Unit" svg:width="0.578cm" svg:height="0.408cm" svg:x="12.055cm" svg:y="8.269cm">
          <draw:text-box>
            <text:p><text:span text:style-name="T1">1</text:span></text:p>
          </draw:text-box>
        </draw:frame>
        <draw:frame draw:style-name="gr11" draw:text-style-name="P6" xml:id="id17" draw:id="id17" draw:layer="Control Unit" svg:width="0.578cm" svg:height="0.408cm" svg:x="12.055cm" svg:y="8.553cm">
          <draw:text-box>
            <text:p><text:span text:style-name="T1">0</text:span></text:p>
          </draw:text-box>
        </draw:frame>
        <draw:custom-shape draw:style-name="gr38" draw:text-style-name="P8" xml:id="id11" draw:id="id11" draw:layer="Control Unit" svg:width="0.619cm" svg:height="0.272cm" draw:transform="rotate (1.5707963267949) translate (12.262cm 8.924cm)">
          <draw:glue-point draw:id="8" svg:x="-5cm" svg:y="-2.326cm"/>
          <draw:glue-point draw:id="9" svg:x="-5cm" svg:y="2.342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9" draw:text-style-name="P8" draw:layer="Control Unit" svg:x1="12.633cm" svg:y1="8.757cm" svg:x2="12.642cm" svg:y2="8.618cm" draw:start-shape="id17" svg:d="M12633 8757h500v-139h-491" svg:viewBox="0 0 501 140">
          <text:p/>
        </draw:connector>
        <draw:connector draw:style-name="gr36" draw:text-style-name="P8" draw:layer="Control Unit" draw:line-skew="-0.333cm" svg:x1="12.534cm" svg:y1="8.615cm" svg:x2="13.211cm" svg:y2="8.3cm" draw:start-shape="id11" draw:start-glue-point="5" svg:d="M12534 8615h263v-315h414" svg:viewBox="0 0 678 316">
          <text:p/>
        </draw:connector>
        <draw:connector draw:style-name="gr36" draw:text-style-name="P8" draw:layer="Control Unit" draw:line-skew="0.494cm" svg:x1="10.281cm" svg:y1="8.713cm" svg:x2="12.262cm" svg:y2="8.471cm" draw:start-shape="id14" draw:start-glue-point="1" draw:end-shape="id11" draw:end-glue-point="8" svg:d="M10281 8713h1485v-242h496" svg:viewBox="0 0 1982 243">
          <text:p/>
        </draw:connector>
        <draw:custom-shape draw:style-name="gr38" draw:text-style-name="P8" xml:id="id9" draw:id="id9" draw:layer="Control Unit" svg:width="0.619cm" svg:height="0.272cm" draw:transform="rotate (1.5707963267949) translate (6.361cm 7.724cm)">
          <draw:glue-point draw:id="8" svg:x="-5cm" svg:y="-2.326cm"/>
          <draw:glue-point draw:id="9" svg:x="-5cm" svg:y="2.342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7" draw:text-style-name="P2" draw:layer="Control Unit" svg:width="0.578cm" svg:height="0.408cm" svg:x="6.527cm" svg:y="7.93cm">
          <draw:text-box>
            <text:p><text:span text:style-name="T1">1</text:span></text:p>
          </draw:text-box>
        </draw:frame>
        <draw:custom-shape draw:style-name="gr38" draw:text-style-name="P8" xml:id="id7" draw:id="id7" draw:layer="Control Unit" svg:width="0.619cm" svg:height="0.272cm" draw:transform="rotate (1.5707963267949) translate (6.734cm 8.585cm)">
          <draw:glue-point draw:id="8" svg:x="-5cm" svg:y="-2.326cm"/>
          <draw:glue-point draw:id="9" svg:x="-5cm" svg:y="2.342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6" draw:text-style-name="P8" draw:layer="Control Unit" draw:line-skew="0.207cm" svg:x1="7.006cm" svg:y1="8.276cm" svg:x2="7.271cm" svg:y2="8.261cm" draw:start-shape="id7" draw:start-glue-point="5" draw:end-shape="id18" draw:end-glue-point="4" svg:d="M7006 8276h264v-15h1" svg:viewBox="0 0 266 16">
          <text:p/>
        </draw:connector>
        <draw:connector draw:style-name="gr36" draw:text-style-name="P8" draw:layer="Control Unit" draw:line-skew="0.318cm" svg:x1="6.633cm" svg:y1="7.415cm" svg:x2="7.271cm" svg:y2="7.436cm" draw:start-shape="id9" draw:start-glue-point="5" draw:end-shape="id10" draw:end-glue-point="6" svg:d="M6633 7415h637v21h1" svg:viewBox="0 0 639 22">
          <text:p/>
        </draw:connector>
        <draw:frame draw:style-name="gr17" draw:text-style-name="P2" draw:layer="Control Unit" svg:width="0.578cm" svg:height="0.408cm" svg:x="16.179cm" svg:y="7.274cm">
          <draw:text-box>
            <text:p><text:span text:style-name="T1">1</text:span></text:p>
          </draw:text-box>
        </draw:frame>
        <draw:frame draw:style-name="gr11" draw:text-style-name="P6" draw:layer="Control Unit" svg:width="0.578cm" svg:height="0.408cm" svg:x="16.179cm" svg:y="6.99cm">
          <draw:text-box>
            <text:p><text:span text:style-name="T1">0</text:span></text:p>
          </draw:text-box>
        </draw:frame>
        <draw:custom-shape draw:style-name="gr38" draw:text-style-name="P8" xml:id="id6" draw:id="id6" draw:layer="Control Unit" svg:width="0.619cm" svg:height="0.272cm" draw:transform="rotate (1.5707963267949) translate (16.386cm 7.641cm)">
          <draw:glue-point draw:id="8" svg:x="-5cm" svg:y="-2.326cm"/>
          <draw:glue-point draw:id="9" svg:x="-5cm" svg:y="2.342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7" draw:layer="Control Unit" svg:width="0.327cm" svg:height="0.177cm" draw:transform="rotate (-3.14159265358979) translate (5.584cm 7.15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17" draw:layer="Control Unit" svg:x1="5.419cm" svg:y1="6.967cm" svg:x2="5.419cm" svg:y2="6.815cm">
          <text:p/>
        </draw:line>
        <draw:frame draw:style-name="gr20" draw:text-style-name="P12" draw:layer="Control Unit" svg:width="0.913cm" svg:height="0.489cm" svg:x="4.96cm" svg:y="6.49cm">
          <draw:text-box>
            <text:p><text:span text:style-name="T6">CLK</text:span></text:p>
          </draw:text-box>
        </draw:frame>
        <draw:connector draw:style-name="gr36" draw:text-style-name="P8" draw:layer="Control Unit" draw:line-skew="0.389cm" svg:x1="5.584cm" svg:y1="7.269cm" svg:x2="6.361cm" svg:y2="7.271cm" draw:start-shape="id19" draw:start-glue-point="1" draw:end-shape="id9" draw:end-glue-point="8" svg:d="M5584 7269h778v2h-1" svg:viewBox="0 0 779 3">
          <text:p/>
        </draw:connector>
        <draw:connector draw:style-name="gr36" draw:text-style-name="P8" xml:id="id20" draw:id="id20" draw:layer="Control Unit" draw:line-skew="-4.719cm" svg:x1="5.584cm" svg:y1="7.269cm" svg:x2="15.321cm" svg:y2="6.267cm" draw:start-shape="id19" draw:start-glue-point="1" svg:d="M5584 7269h407v-1002h9330" svg:viewBox="0 0 9738 1003">
          <text:p/>
        </draw:connector>
        <draw:connector draw:style-name="gr36" draw:text-style-name="P8" draw:layer="Control Unit" draw:line-skew="0.326cm" svg:x1="15.321cm" svg:y1="6.267cm" svg:x2="16.386cm" svg:y2="7.188cm" draw:start-shape="id20" draw:start-glue-point="3" draw:end-shape="id6" draw:end-glue-point="8" svg:d="M15321 6267h859v921h206" svg:viewBox="0 0 1066 922">
          <text:p/>
        </draw:connector>
        <draw:frame draw:style-name="gr40" draw:text-style-name="P19" draw:layer="Control Unit" svg:width="2.153cm" svg:height="0.408cm" draw:transform="rotate (-1.5707963267949) translate (12.131cm 5.62cm)">
          <draw:text-box>
            <text:p><text:span text:style-name="T8">regFileInputCSourceSelect</text:span></text:p>
          </draw:text-box>
        </draw:frame>
        <draw:frame draw:style-name="gr41" draw:text-style-name="P20" draw:layer="Control Unit" svg:width="2.36cm" svg:height="0.408cm" draw:transform="rotate (-1.5707963267949) translate (12.838cm 5.62cm)">
          <draw:text-box>
            <text:p><text:span text:style-name="T8">regFileWriteDataSourceSelect</text:span></text:p>
          </draw:text-box>
        </draw:frame>
        <draw:frame draw:style-name="gr42" draw:text-style-name="P13" draw:layer="Control Unit" svg:width="2.832cm" svg:height="0.489cm" svg:x="8.92cm" svg:y="3.805cm">
          <draw:text-box>
            <text:p text:style-name="P3"><text:span text:style-name="T3">memoryWriteDataSelect</text:span></text:p>
          </draw:text-box>
        </draw:frame>
        <draw:frame draw:style-name="gr42" draw:text-style-name="P13" draw:layer="Control Unit" svg:width="2.832cm" svg:height="0.489cm" svg:x="9.085cm" svg:y="3.521cm">
          <draw:text-box>
            <text:p text:style-name="P3"><text:span text:style-name="T3">memoryAddressSelect</text:span></text:p>
          </draw:text-box>
        </draw:frame>
        <draw:connector draw:style-name="gr39" draw:text-style-name="P8" draw:layer="Control Unit" svg:x1="15.402cm" svg:y1="7.458cm" svg:x2="13.033cm" svg:y2="7.721cm" draw:start-shape="id21" draw:start-glue-point="6" svg:d="M15402 7458h-1444v263h-925" svg:viewBox="0 0 2370 264">
          <text:p/>
        </draw:connector>
        <draw:frame draw:style-name="gr19" draw:text-style-name="P11" draw:layer="Register File" svg:width="0.873cm" svg:height="0.489cm" svg:x="14.035cm" svg:y="6.822cm">
          <draw:text-box>
            <text:p text:style-name="P1"><text:span text:style-name="T6">WE</text:span></text:p>
          </draw:text-box>
        </draw:frame>
        <draw:frame draw:style-name="gr18" draw:text-style-name="P11" draw:layer="Register File" svg:width="1.167cm" svg:height="0.727cm" svg:x="13.033cm" svg:y="7.204cm">
          <draw:text-box>
            <text:p text:style-name="P1"><text:span text:style-name="T6">AddrA</text:span></text:p>
          </draw:text-box>
        </draw:frame>
        <draw:frame draw:style-name="gr18" draw:text-style-name="P11" draw:layer="Register File" svg:width="1.249cm" svg:height="0.727cm" svg:x="13.033cm" svg:y="7.493cm">
          <draw:text-box>
            <text:p text:style-name="P1"><text:span text:style-name="T6">AddrB</text:span></text:p>
          </draw:text-box>
        </draw:frame>
        <draw:frame draw:style-name="gr19" draw:text-style-name="P11" draw:layer="Register File" svg:width="1.407cm" svg:height="0.489cm" svg:x="13.04cm" svg:y="7.782cm">
          <draw:text-box>
            <text:p text:style-name="P1"><text:span text:style-name="T6">AddrC</text:span></text:p>
          </draw:text-box>
        </draw:frame>
        <draw:frame draw:style-name="gr19" draw:text-style-name="P11" draw:layer="Register File" svg:width="0.955cm" svg:height="0.489cm" svg:x="13.033cm" svg:y="8.07cm">
          <draw:text-box>
            <text:p text:style-name="P1"><text:span text:style-name="T6">Data</text:span></text:p>
          </draw:text-box>
        </draw:frame>
        <draw:frame draw:style-name="gr43" draw:text-style-name="P21" draw:layer="Register File" svg:width="1.696cm" svg:height="0.489cm" svg:x="13.617cm" svg:y="8.442cm">
          <draw:text-box>
            <text:p><text:span text:style-name="T9">Register File</text:span></text:p>
          </draw:text-box>
        </draw:frame>
        <draw:custom-shape draw:style-name="gr44" draw:text-style-name="P17" xml:id="id22" draw:id="id22" draw:layer="Register File" svg:width="2.062cm" svg:height="2.057cm" svg:x="13.21cm" svg:y="6.94cm">
          <draw:glue-point draw:id="4" svg:x="1.197cm" svg:y="-4.997cm"/>
          <draw:glue-point draw:id="5" svg:x="5cm" svg:y="-2.391cm"/>
          <draw:glue-point draw:id="6" svg:x="5cm" svg:y="-1.19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7" draw:text-style-name="P17" draw:layer="Register File" svg:width="0.327cm" svg:height="0.177cm" draw:transform="rotate (-3.14159265358979) translate (13.819cm 7.11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8" draw:text-style-name="P17" draw:layer="Register File" svg:x1="13.657cm" svg:y1="6.939cm" svg:x2="13.657cm" svg:y2="6.787cm">
            <text:p/>
          </draw:line>
          <draw:frame draw:style-name="gr45" draw:text-style-name="P12" draw:layer="Memory" svg:width="0.913cm" svg:height="0.489cm" svg:x="13.204cm" svg:y="6.445cm">
            <draw:text-box>
              <text:p><text:span text:style-name="T6">CLK</text:span></text:p>
            </draw:text-box>
          </draw:frame>
        </draw:g>
        <draw:connector draw:style-name="gr36" draw:text-style-name="P8" draw:layer="Control Unit" draw:line-skew="0.062cm" svg:x1="15.272cm" svg:y1="7.477cm" svg:x2="15.396cm" svg:y2="7.475cm" draw:start-shape="id22" draw:start-glue-point="5" draw:end-shape="id21" draw:end-glue-point="8" svg:d="M15272 7477h124v-2" svg:viewBox="0 0 125 3">
          <text:p/>
        </draw:connector>
        <draw:connector draw:style-name="gr36" draw:text-style-name="P8" draw:layer="Control Unit" draw:line-skew="0.062cm" svg:x1="15.272cm" svg:y1="7.724cm" svg:x2="15.396cm" svg:y2="7.72cm" draw:start-shape="id22" draw:start-glue-point="6" draw:end-shape="id21" draw:end-glue-point="7" svg:d="M15272 7724h124v-4" svg:viewBox="0 0 125 5">
          <text:p/>
        </draw:connector>
        <draw:connector draw:style-name="gr36" draw:text-style-name="P8" draw:layer="Control Unit" svg:x1="15.726cm" svg:y1="7.475cm" svg:x2="16.386cm" svg:y2="7.475cm" draw:start-shape="id21" draw:start-glue-point="9" draw:end-shape="id6" draw:end-glue-point="9" svg:d="M15726 7475h660" svg:viewBox="0 0 661 1">
          <text:p/>
        </draw:connector>
        <draw:custom-shape draw:style-name="gr46" draw:text-style-name="P8" xml:id="id2" draw:id="id2" draw:layer="Control Unit" svg:width="1.196cm" svg:height="0.33cm" draw:transform="rotate (1.5707963267949) translate (16.757cm 8.754cm)">
          <draw:glue-point draw:id="8" svg:x="-5cm" svg:y="1.204cm"/>
          <draw:glue-point draw:id="9" svg:x="-5cm" svg:y="-3.62cm"/>
          <draw:glue-point draw:id="10" svg:x="-5cm" svg:y="-1.204cm"/>
          <draw:glue-point draw:id="11" svg:x="-5cm" svg:y="3.62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2856.352636127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6" draw:text-style-name="P8" draw:layer="Control Unit" draw:line-skew="0.515cm" svg:x1="15.726cm" svg:y1="7.722cm" svg:x2="16.757cm" svg:y2="7.724cm" draw:start-shape="id21" draw:start-glue-point="10" draw:end-shape="id2" draw:end-glue-point="9" svg:d="M15726 7722h1031v2" svg:viewBox="0 0 1032 3">
          <text:p/>
        </draw:connector>
        <draw:connector draw:style-name="gr36" draw:text-style-name="P8" draw:layer="Control Unit" draw:line-skew="0.514cm" svg:x1="16.757cm" svg:y1="8.013cm" svg:x2="16.551cm" svg:y2="8.011cm" draw:start-shape="id2" draw:start-glue-point="10" svg:d="M16757 8013v-2h-206" svg:viewBox="0 0 207 3">
          <text:p/>
        </draw:connector>
        <draw:connector draw:style-name="gr36" draw:text-style-name="P8" draw:layer="Control Unit" svg:x1="16.757cm" svg:y1="8.588cm" svg:x2="16.596cm" svg:y2="9.124cm" draw:start-shape="id2" draw:start-glue-point="11" draw:end-shape="id8" draw:end-glue-point="5" svg:d="M16757 8588h-161v536" svg:viewBox="0 0 162 537">
          <text:p/>
        </draw:connector>
        <draw:frame draw:style-name="gr47" draw:text-style-name="P7" draw:layer="Control Unit" svg:width="0.621cm" svg:height="0.489cm" svg:x="16.177cm" svg:y="7.771cm">
          <draw:text-box>
            <text:p><text:span text:style-name="T2">1</text:span></text:p>
          </draw:text-box>
        </draw:frame>
        <draw:custom-shape draw:style-name="gr48" draw:text-style-name="P22" xml:id="id8" draw:id="id8" draw:layer="Control Unit" svg:width="0.743cm" svg:height="0.454cm" svg:x="16.223cm" svg:y="9.124cm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6" draw:text-style-name="P8" xml:id="id23" draw:id="id23" draw:layer="Control Unit" draw:line-skew="-0.308cm" svg:x1="15.726cm" svg:y1="7.722cm" svg:x2="9.996cm" svg:y2="9.452cm" draw:start-shape="id21" draw:start-glue-point="10" svg:d="M15726 7722h206v1730h-5936" svg:viewBox="0 0 5937 1731">
          <text:p/>
        </draw:connector>
        <draw:connector draw:style-name="gr36" draw:text-style-name="P8" draw:layer="Control Unit" draw:line-skew="0.225cm" svg:x1="6.734cm" svg:y1="8.419cm" svg:x2="9.996cm" svg:y2="9.452cm" draw:start-shape="id7" draw:start-glue-point="9" draw:end-shape="id23" draw:end-glue-point="3" svg:d="M6734 8419h-289v1033h3551" svg:viewBox="0 0 3552 1034">
          <text:p/>
        </draw:connector>
        <draw:connector draw:style-name="gr49" draw:text-style-name="P1" draw:layer="layout" draw:line-skew="0.296cm" svg:x1="16.658cm" svg:y1="7.332cm" svg:x2="17.667cm" svg:y2="7.518cm" draw:start-shape="id6" draw:start-glue-point="5" draw:end-shape="id5" draw:end-glue-point="4" svg:d="M16658 7332h800v186h209" svg:viewBox="0 0 1010 187">
          <text:p/>
        </draw:connector>
        <draw:connector draw:style-name="gr49" draw:text-style-name="P1" draw:layer="layout" draw:line-skew="0.081cm" svg:x1="17.087cm" svg:y1="8.156cm" svg:x2="17.667cm" svg:y2="8.011cm" draw:start-shape="id2" draw:start-glue-point="5" draw:end-shape="id5" draw:end-glue-point="5" svg:d="M17087 8156h371v-145h209" svg:viewBox="0 0 581 146">
          <text:p/>
        </draw:connector>
        <draw:frame draw:style-name="gr50" draw:text-style-name="P23" draw:layer="layout" svg:width="0.913cm" svg:height="0.489cm" draw:transform="rotate (1.5707963267949) translate (17.712cm 8.218cm)">
          <draw:text-box>
            <text:p text:style-name="P1">ALU</text:p>
          </draw:text-box>
        </draw:frame>
        <draw:custom-shape draw:style-name="gr34" draw:text-style-name="P8" xml:id="id13" draw:id="id13" draw:layer="Memory" svg:width="0.33cm" svg:height="0.578cm" svg:x="9.951cm" svg:y="7.145cm">
          <draw:glue-point draw:id="4" svg:x="-5cm" svg:y="0cm"/>
          <text:p/>
          <draw:enhanced-geometry svg:viewBox="0 0 21600 21600" draw:type="rectangle" draw:enhanced-path="M 0 0 L 21600 0 21600 21600 0 21600 0 0 Z N"/>
        </draw:custom-shape>
        <draw:polygon draw:style-name="gr51" draw:text-style-name="P24" xml:id="id5" draw:id="id5" draw:layer="layout" svg:width="0.412cm" svg:height="0.989cm" svg:x="17.665cm" svg:y="7.27cm" svg:viewBox="0 0 413 990" draw:points="0,0 0,454 165,495 0,536 0,990 413,867 413,124">
          <draw:glue-point draw:id="4" svg:x="-4.963cm" svg:y="-2.505cm"/>
          <draw:glue-point draw:id="5" svg:x="-4.963cm" svg:y="2.494cm"/>
          <draw:glue-point draw:id="6" svg:x="-0.992cm" svg:y="-4.585cm"/>
          <draw:glue-point draw:id="7" svg:x="4.987cm" svg:y="0cm"/>
          <draw:glue-point draw:id="8" svg:x="4.987cm" svg:y="-2.09cm"/>
          <text:p/>
        </draw:polygon>
        <draw:custom-shape draw:style-name="gr27" draw:text-style-name="P17" draw:layer="layout" svg:width="0.327cm" svg:height="0.177cm" draw:transform="rotate (-3.14159265358979) translate (19.114cm 7.65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17" draw:layer="layout" svg:x1="18.951cm" svg:y1="7.462cm" svg:x2="18.951cm" svg:y2="7.31cm">
          <text:p/>
        </draw:line>
        <draw:frame draw:style-name="gr20" draw:text-style-name="P12" draw:layer="layout" svg:width="0.913cm" svg:height="0.489cm" svg:x="18.49cm" svg:y="6.985cm">
          <draw:text-box draw:corner-radius="0.046cm">
            <text:p text:style-name="P25">CLK</text:p>
          </draw:text-box>
        </draw:frame>
        <draw:custom-shape draw:style-name="gr34" draw:text-style-name="P8" xml:id="id24" draw:id="id24" draw:layer="layout" svg:width="0.33cm" svg:height="0.578cm" svg:x="18.784cm" svg:y="7.475cm">
          <draw:glue-point draw:id="4" svg:x="-5cm" svg:y="0cm"/>
          <draw:glue-point draw:id="5" svg:x="-5cm" svg:y="0.086cm"/>
          <text:p/>
          <draw:enhanced-geometry svg:viewBox="0 0 21600 21600" draw:type="rectangle" draw:enhanced-path="M 0 0 L 21600 0 21600 21600 0 21600 0 0 Z N"/>
        </draw:custom-shape>
        <draw:connector draw:style-name="gr49" draw:text-style-name="P1" draw:layer="layout" draw:line-skew="0.347cm" svg:x1="18.076cm" svg:y1="7.765cm" svg:x2="18.784cm" svg:y2="7.768cm" draw:start-shape="id5" draw:start-glue-point="7" draw:end-shape="id24" draw:end-glue-point="5" svg:d="M18076 7765h702v3h6" svg:viewBox="0 0 709 4">
          <text:p/>
        </draw:connector>
        <draw:frame draw:style-name="gr52" draw:text-style-name="P2" draw:layer="layout" svg:width="0.784cm" svg:height="0.408cm" svg:x="19.644cm" svg:y="7.558cm">
          <draw:text-box>
            <text:p><text:span text:style-name="T1">01</text:span></text:p>
          </draw:text-box>
          <draw:glue-point draw:id="4" svg:x="1.326cm" svg:y="0.073cm"/>
          <draw:glue-point draw:id="5" svg:x="1.326cm" svg:y="0.073cm"/>
        </draw:frame>
        <draw:connector draw:style-name="gr49" draw:text-style-name="P1" draw:layer="layout" svg:x1="19.114cm" svg:y1="7.764cm" svg:x2="19.851cm" svg:y2="7.764cm" draw:start-shape="id24" draw:start-glue-point="1" draw:end-shape="id4" draw:end-glue-point="10" svg:d="M19114 7764h737" svg:viewBox="0 0 738 1">
          <text:p/>
        </draw:connector>
        <draw:connector draw:style-name="gr53" draw:text-style-name="P1" draw:layer="layout" draw:line-skew="0.261cm" svg:x1="18.784cm" svg:y1="7.764cm" svg:x2="18.966cm" svg:y2="6.898cm" draw:start-shape="id24" draw:start-glue-point="4" draw:end-shape="id25" draw:end-glue-point="2" svg:d="M18784 7764h-253v-866h435" svg:viewBox="0 0 436 867">
          <text:p/>
        </draw:connector>
        <draw:connector draw:style-name="gr49" draw:text-style-name="P1" xml:id="id25" draw:id="id25" draw:layer="layout" draw:line-skew="0.41cm" svg:x1="18.966cm" svg:y1="6.898cm" svg:x2="19.851cm" svg:y2="7.477cm" draw:end-shape="id4" draw:end-glue-point="8" svg:d="M18966 6898h596v579h289" svg:viewBox="0 0 886 580">
          <text:p/>
        </draw:connector>
        <draw:connector draw:style-name="gr49" draw:text-style-name="P1" draw:layer="layout" draw:line-skew="1.347cm" svg:x1="19.851cm" svg:y1="8.011cm" svg:x2="16.599cm" svg:y2="8.923cm" draw:start-shape="id4" draw:start-glue-point="9" svg:d="M19851 8011h-536v912h-2716" svg:viewBox="0 0 3253 913">
          <text:p/>
        </draw:connector>
        <draw:connector draw:style-name="gr49" draw:text-style-name="P1" xml:id="id26" draw:id="id26" draw:layer="layout" draw:line-skew="0.265cm" svg:x1="12.262cm" svg:y1="8.758cm" svg:x2="19.4cm" svg:y2="10.121cm" draw:start-shape="id11" draw:start-glue-point="9" svg:d="M12262 8758h-249v1363h7387" svg:viewBox="0 0 7388 1364">
          <text:p/>
        </draw:connector>
        <draw:connector draw:style-name="gr49" draw:text-style-name="P1" draw:layer="layout" draw:line-skew="-0.352cm" svg:x1="19.56cm" svg:y1="7.767cm" svg:x2="19.4cm" svg:y2="10.121cm" draw:end-shape="id26" draw:end-glue-point="3" svg:d="M19560 7767h2v2354h-162" svg:viewBox="0 0 163 2355">
          <text:p/>
        </draw:connector>
        <draw:connector draw:style-name="gr49" draw:text-style-name="P1" xml:id="id28" draw:id="id28" draw:layer="layout" draw:line-skew="-0.251cm" svg:x1="20.123cm" svg:y1="7.764cm" svg:x2="5.595cm" svg:y2="10.445cm" draw:start-shape="id4" draw:start-glue-point="11" svg:d="M20123 7764h264v2681h-14792" svg:viewBox="0 0 14793 2682">
          <text:p/>
        </draw:connector>
        <draw:custom-shape draw:style-name="gr54" draw:text-style-name="P8" xml:id="id4" draw:id="id4" draw:layer="layout" svg:width="0.866cm" svg:height="0.272cm" draw:transform="rotate (1.5707963267949) translate (19.851cm 8.181cm)">
          <draw:glue-point draw:id="8" svg:x="-5cm" svg:y="-3.14cm"/>
          <draw:glue-point draw:id="9" svg:x="-5cm" svg:y="3.048cm"/>
          <draw:glue-point draw:id="10" svg:x="-5cm" svg:y="0.196cm"/>
          <draw:glue-point draw:id="11" svg:x="5.551cm" svg:y="0.196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3734.801762114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9" draw:text-style-name="P1" draw:layer="layout" svg:x1="6.361cm" svg:y1="7.558cm" svg:x2="12.015cm" svg:y2="10.121cm" draw:start-shape="id9" draw:start-glue-point="9" svg:d="M6361 7558h-514v2563h6168" svg:viewBox="0 0 6169 2564">
          <text:p/>
        </draw:connector>
        <draw:connector draw:style-name="gr49" draw:text-style-name="P1" draw:layer="layout" draw:line-skew="-0.226cm" svg:x1="18.076cm" svg:y1="7.559cm" svg:x2="13.209cm" svg:y2="4.177cm" draw:start-shape="id5" draw:start-glue-point="8" draw:end-shape="id3" draw:end-glue-point="16" svg:d="M18076 7559h290v-3382h-5157" svg:viewBox="0 0 5158 3383">
          <text:p/>
        </draw:connector>
        <draw:custom-shape draw:style-name="gr55" draw:text-style-name="P27" xml:id="id3" draw:id="id3" draw:layer="layout" svg:width="1.7cm" svg:height="3.177cm" svg:x="11.518cm" svg:y="2.608cm">
          <draw:glue-point draw:id="4" svg:x="4.946cm" svg:y="3.572cm"/>
          <draw:glue-point draw:id="5" svg:x="-5cm" svg:y="1.753cm"/>
          <draw:glue-point draw:id="6" svg:x="-4.996cm" svg:y="2.662cm"/>
          <draw:glue-point draw:id="7" svg:x="-2.088cm" svg:y="5.001cm"/>
          <draw:glue-point draw:id="8" svg:x="2.041cm" svg:y="5.001cm"/>
          <draw:glue-point draw:id="9" svg:x="4.952cm" svg:y="3.572cm"/>
          <draw:glue-point draw:id="10" svg:x="-5cm" svg:y="-0.062cm"/>
          <draw:glue-point draw:id="11" svg:x="-5cm" svg:y="0.846cm"/>
          <draw:glue-point draw:id="12" svg:x="-5cm" svg:y="-0.972cm"/>
          <draw:glue-point draw:id="13" svg:x="4.952cm" svg:y="2.662cm"/>
          <draw:glue-point draw:id="14" svg:x="4.952cm" svg:y="1.753cm"/>
          <draw:glue-point draw:id="15" svg:x="4.952cm" svg:y="0.846cm"/>
          <draw:glue-point draw:id="16" svg:x="4.952cm" svg:y="-0.062cm"/>
          <draw:glue-point draw:id="17" svg:x="4.952cm" svg:y="-0.972cm"/>
          <draw:glue-point draw:id="18" svg:x="-5cm" svg:y="-1.882cm"/>
          <text:p text:style-name="P26"><text:span text:style-name="T10"/></text:p>
          <text:p text:style-name="P26"><text:span text:style-name="T10"/></text:p>
          <text:p text:style-name="P26"><text:span text:style-name="T10">Control U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8" draw:layer="layout" svg:width="0.621cm" svg:height="0.489cm" svg:x="17.869cm" svg:y="7.606cm">
          <draw:text-box>
            <text:p>q</text:p>
          </draw:text-box>
        </draw:frame>
        <draw:frame draw:style-name="gr50" draw:text-style-name="P28" draw:layer="layout" svg:width="1.069cm" svg:height="0.489cm" draw:transform="rotate (1.5707963267949) translate (18.001cm 7.765cm)">
          <draw:text-box>
            <text:p>status</text:p>
          </draw:text-box>
        </draw:frame>
        <draw:connector draw:style-name="gr5" draw:text-style-name="P1" draw:layer="layout" svg:x1="11.518cm" svg:y1="3.599cm" svg:x2="5.126cm" svg:y2="7.361cm" draw:start-shape="id3" draw:start-glue-point="18" draw:end-shape="id27" draw:end-glue-point="3" svg:d="M11518 3599h-6392v3762" svg:viewBox="0 0 6393 3763">
          <text:p/>
        </draw:connector>
        <draw:connector draw:style-name="gr5" draw:text-style-name="P1" xml:id="id27" draw:id="id27" draw:layer="layout" draw:line-skew="-0.39cm" svg:x1="5.419cm" svg:y1="7.558cm" svg:x2="5.126cm" svg:y2="7.361cm" draw:start-shape="id19" draw:start-glue-point="2" svg:d="M5419 7558v124h-293v-321" svg:viewBox="0 0 294 322">
          <text:p/>
        </draw:connector>
        <draw:custom-shape draw:style-name="gr34" draw:text-style-name="P8" xml:id="id19" draw:id="id19" draw:layer="Control Unit" svg:width="0.33cm" svg:height="0.578cm" svg:x="5.254cm" svg:y="6.98cm">
          <text:p/>
          <draw:enhanced-geometry svg:viewBox="0 0 21600 21600" draw:type="rectangle" draw:enhanced-path="M 0 0 L 21600 0 21600 21600 0 21600 0 0 Z N"/>
        </draw:custom-shape>
        <draw:frame draw:style-name="gr42" draw:text-style-name="P13" draw:layer="layout" svg:width="2.832cm" svg:height="0.489cm" svg:x="9.016cm" svg:y="3.233cm">
          <draw:text-box>
            <text:p text:style-name="P3"><text:span text:style-name="T3">programCounterEnable</text:span></text:p>
          </draw:text-box>
        </draw:frame>
        <draw:connector draw:style-name="gr49" draw:text-style-name="P1" draw:layer="layout" draw:line-skew="0.261cm" svg:x1="5.254cm" svg:y1="7.269cm" svg:x2="5.595cm" svg:y2="10.445cm" draw:start-shape="id19" draw:start-glue-point="3" draw:end-shape="id28" draw:end-glue-point="3" svg:d="M5254 7269h-253v3176h594" svg:viewBox="0 0 595 3177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trol Unit"/>
      <draw:layer draw:name="Register File"/>
      <draw:layer draw:name="Memory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4T16:34:16.204000000</meta:creation-date>
    <dc:date>2023-12-28T16:36:15.541000000</dc:date>
    <meta:editing-duration>P3DT6H53M28S</meta:editing-duration>
    <meta:editing-cycles>64</meta:editing-cycles>
    <meta:generator>LibreOffice/7.3.2.2$Windows_X86_64 LibreOffice_project/49f2b1bff42cfccbd8f788c8dc32c1c309559be0</meta:generator>
    <meta:document-statistic meta:object-count="156"/>
  </office:meta>
</office:document-meta>
</file>